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649ab" officeooo:paragraph-rsid="001649ab" style:font-size-asian="18pt" style:font-size-complex="18pt"/>
    </style:style>
    <style:style style:name="P2" style:family="paragraph" style:parent-style-name="Standard">
      <style:text-properties fo:font-size="18pt" officeooo:rsid="00197082" officeooo:paragraph-rsid="00197082" style:font-size-asian="18pt" style:font-size-complex="18pt"/>
    </style:style>
    <style:style style:name="P3" style:family="paragraph" style:parent-style-name="Standard">
      <style:text-properties fo:font-size="18pt" officeooo:rsid="0019f5fc" officeooo:paragraph-rsid="0019f5fc" style:font-size-asian="18pt" style:font-size-complex="18pt"/>
    </style:style>
    <style:style style:name="P4" style:family="paragraph" style:parent-style-name="Standard">
      <style:text-properties fo:font-size="18pt" officeooo:rsid="00180dc6" officeooo:paragraph-rsid="00180dc6" style:font-size-asian="18pt" style:font-size-complex="18pt"/>
    </style:style>
    <style:style style:name="P5" style:family="paragraph" style:parent-style-name="Standard">
      <style:text-properties fo:font-size="18pt" officeooo:paragraph-rsid="0019965d" style:font-size-asian="18pt" style:font-size-complex="18pt"/>
    </style:style>
    <style:style style:name="P6" style:family="paragraph" style:parent-style-name="Standard">
      <style:text-properties fo:font-size="18pt" officeooo:rsid="0019965d" officeooo:paragraph-rsid="001dccaf" style:font-size-asian="18pt" style:font-size-complex="18pt"/>
    </style:style>
    <style:style style:name="P7" style:family="paragraph" style:parent-style-name="Standard">
      <style:text-properties fo:font-size="18pt" officeooo:paragraph-rsid="001c133a" style:font-size-asian="18pt" style:font-size-complex="18pt"/>
    </style:style>
    <style:style style:name="P8" style:family="paragraph" style:parent-style-name="Standard">
      <style:text-properties fo:font-size="18pt" officeooo:paragraph-rsid="001dccaf" style:font-size-asian="18pt" style:font-size-complex="18pt"/>
    </style:style>
    <style:style style:name="P9" style:family="paragraph" style:parent-style-name="Standard">
      <style:text-properties officeooo:paragraph-rsid="001dccaf"/>
    </style:style>
    <style:style style:name="P10" style:family="paragraph" style:parent-style-name="Standard">
      <style:text-properties fo:font-size="18pt" officeooo:rsid="00197082" officeooo:paragraph-rsid="00197082" style:font-size-asian="18pt" style:font-size-complex="18pt"/>
    </style:style>
    <style:style style:name="P11" style:family="paragraph" style:parent-style-name="Standard">
      <style:text-properties fo:font-size="18pt" officeooo:rsid="00197082" officeooo:paragraph-rsid="00241855" style:font-size-asian="18pt" style:font-size-complex="18pt"/>
    </style:style>
    <style:style style:name="P12" style:family="paragraph" style:parent-style-name="Standard">
      <style:text-properties fo:font-size="18pt" officeooo:rsid="001dccaf" officeooo:paragraph-rsid="001fc4fe" style:font-size-asian="18pt" style:font-size-complex="18pt"/>
    </style:style>
    <style:style style:name="P13" style:family="paragraph" style:parent-style-name="Standard">
      <style:text-properties fo:font-size="18pt" officeooo:paragraph-rsid="001fa0d4" style:font-size-asian="18pt" style:font-size-complex="18pt"/>
    </style:style>
    <style:style style:name="P14" style:family="paragraph" style:parent-style-name="Standard">
      <style:text-properties fo:font-size="18pt" officeooo:paragraph-rsid="0022607a" style:font-size-asian="18pt" style:font-size-complex="18pt"/>
    </style:style>
    <style:style style:name="P15" style:family="paragraph" style:parent-style-name="Standard">
      <style:text-properties officeooo:paragraph-rsid="001fa0d4"/>
    </style:style>
    <style:style style:name="P16" style:family="paragraph" style:parent-style-name="Standard">
      <style:text-properties officeooo:paragraph-rsid="001a4cdb"/>
    </style:style>
    <style:style style:name="P17" style:family="paragraph" style:parent-style-name="Standard">
      <style:text-properties officeooo:paragraph-rsid="001fc4fe"/>
    </style:style>
    <style:style style:name="T1" style:family="text">
      <style:text-properties officeooo:rsid="001649ab"/>
    </style:style>
    <style:style style:name="T2" style:family="text">
      <style:text-properties officeooo:rsid="00180dc6"/>
    </style:style>
    <style:style style:name="T3" style:family="text">
      <style:text-properties officeooo:rsid="00197082"/>
    </style:style>
    <style:style style:name="T4" style:family="text">
      <style:text-properties officeooo:rsid="0019965d"/>
    </style:style>
    <style:style style:name="T5" style:family="text">
      <style:text-properties fo:font-size="18pt" officeooo:rsid="001a4cdb" style:font-size-asian="18pt" style:font-size-complex="18pt"/>
    </style:style>
    <style:style style:name="T6" style:family="text">
      <style:text-properties fo:font-size="18pt" officeooo:rsid="001c133a" style:font-size-asian="18pt" style:font-size-complex="18pt"/>
    </style:style>
    <style:style style:name="T7" style:family="text">
      <style:text-properties fo:font-size="18pt" officeooo:rsid="0019965d" style:font-size-asian="18pt" style:font-size-complex="18pt"/>
    </style:style>
    <style:style style:name="T8" style:family="text">
      <style:text-properties fo:font-size="18pt" officeooo:rsid="00180dc6" style:font-size-asian="18pt" style:font-size-complex="18pt"/>
    </style:style>
    <style:style style:name="T9" style:family="text">
      <style:text-properties fo:font-size="18pt" officeooo:rsid="001dccaf" style:font-size-asian="18pt" style:font-size-complex="18pt"/>
    </style:style>
    <style:style style:name="T10" style:family="text">
      <style:text-properties fo:font-size="18pt" officeooo:rsid="001fa0d4" style:font-size-asian="18pt" style:font-size-complex="18pt"/>
    </style:style>
    <style:style style:name="T11" style:family="text">
      <style:text-properties fo:font-size="18pt" officeooo:rsid="001fc4fe" style:font-size-asian="18pt" style:font-size-complex="18pt"/>
    </style:style>
    <style:style style:name="T12" style:family="text">
      <style:text-properties officeooo:rsid="001c133a"/>
    </style:style>
    <style:style style:name="T13" style:family="text">
      <style:text-properties officeooo:rsid="001dccaf"/>
    </style:style>
    <style:style style:name="T14" style:family="text">
      <style:text-properties officeooo:rsid="001fa0d4"/>
    </style:style>
    <style:style style:name="T15" style:family="text">
      <style:text-properties officeooo:rsid="001fc4fe"/>
    </style:style>
    <style:style style:name="T16" style:family="text">
      <style:text-properties officeooo:rsid="0022607a"/>
    </style:style>
    <style:style style:name="T17" style:family="text">
      <style:text-properties officeooo:rsid="0024185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ow is the course?</text:p>
      <text:p text:style-name="P11">What should always be in the course? </text:p>
      <text:p text:style-name="P11">What is the best <text:span text:style-name="T17">thing about the course</text:span>?</text:p>
      <text:p text:style-name="P14"><text:span text:style-name="T3">What can be improved about the course? </text:span></text:p>
      <text:p text:style-name="P14"><text:span text:style-name="T1">What is the least fun </text:span><text:span text:style-name="T16">of the course</text:span><text:span text:style-name="T1">?</text:span></text:p>
      <text:p text:style-name="P3">How are the booklets?</text:p>
      <text:p text:style-name="P3">How can the booklets be improved?</text:p>
      <text:p text:style-name="P1">How are the breaks?</text:p>
      <text:p text:style-name="P1">How to improve the breaks?</text:p>
      <text:p text:style-name="P4">How are the volunteers?</text:p>
      <text:p text:style-name="P2">What could the volunteers do better?</text:p>
      <text:p text:style-name="P15"><text:span text:style-name="T8">How </text:span><text:span text:style-name="T7">is </text:span><text:span text:style-name="T10">Björn</text:span><text:span text:style-name="T7">?</text:span></text:p>
      <text:p text:style-name="P13"><text:span text:style-name="T3">What could </text:span><text:span text:style-name="T14">Björn</text:span><text:span text:style-name="T12"> </text:span><text:span text:style-name="T3">do better?</text:span></text:p>
      <text:p text:style-name="P15"><text:span text:style-name="T8">How </text:span><text:span text:style-name="T7">is </text:span><text:span text:style-name="T6">Christoffer</text:span><text:span text:style-name="T7">?</text:span></text:p>
      <text:p text:style-name="P13"><text:span text:style-name="T3">What could </text:span><text:span text:style-name="T12">Christoffer </text:span><text:span text:style-name="T3">do better?</text:span></text:p>
      <text:p text:style-name="P15"><text:span text:style-name="T8">How </text:span><text:span text:style-name="T7">is </text:span><text:span text:style-name="T6">Janne</text:span><text:span text:style-name="T7">?</text:span></text:p>
      <text:p text:style-name="P13"><text:span text:style-name="T3">What could </text:span><text:span text:style-name="T12">Janne </text:span><text:span text:style-name="T3">do better?</text:span></text:p>
      <text:p text:style-name="P5"><text:span text:style-name="T2">How </text:span><text:span text:style-name="T4">is Richel?</text:span></text:p>
      <text:p text:style-name="P5"><text:span text:style-name="T3">What could </text:span><text:span text:style-name="T4">Richel </text:span><text:span text:style-name="T3">do better?</text:span></text:p>
      <text:p text:style-name="P6">How is Richel’s Swedish? Is that a problem?</text:p>
      <text:p text:style-name="P6">Is Richel too strict?</text:p>
      <text:p text:style-name="P16"><text:span text:style-name="T5">How is the amount of kids? Would we enjoy more?</text:span></text:p>
      <text:p text:style-name="P9"><text:span text:style-name="T5">How </text:span><text:span text:style-name="T9">was the </text:span><text:span text:style-name="T11">Kulturnatten</text:span><text:span text:style-name="T9"> at Stadsbiblioteket? </text:span></text:p>
      <text:p text:style-name="P12">What can be improved about the <text:span text:style-name="T15">Kulturnatten</text:span>?</text:p>
      <text:p text:style-name="P12"><text:span text:style-name="T15">Should we do Kulturnatten again next year</text:span>?</text:p>
      <text:p text:style-name="P17"><text:span text:style-name="T5">How </text:span><text:span text:style-name="T9">was the </text:span><text:span text:style-name="T11">Efterfarsdag</text:span><text:span text:style-name="T9">?</text:span></text:p>
      <text:p text:style-name="P12">What can be improved about the <text:span text:style-name="T15">Efterfarsdag</text:span>?</text:p>
      <text:p text:style-name="P12"><text:span text:style-name="T15">Should we do Efterfarsdag again next year</text:span>?</text:p>
      <text:p text:style-name="P12"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0T20:31:47.489141461</meta:creation-date>
    <dc:date>2022-11-21T08:41:36.387043436</dc:date>
    <meta:editing-duration>PT13M39S</meta:editing-duration>
    <meta:editing-cycles>13</meta:editing-cycles>
    <meta:generator>LibreOffice/7.3.6.2$Linux_X86_64 LibreOffice_project/30$Build-2</meta:generator>
    <meta:document-statistic meta:table-count="0" meta:image-count="0" meta:object-count="0" meta:page-count="1" meta:paragraph-count="28" meta:word-count="155" meta:character-count="856" meta:non-whitespace-character-count="726"/>
  </office:meta>
</office:document-meta>
</file>